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 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t comes to cuteness, there's no way I'll
lose! Just kiddin'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 piercing
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〜〜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Th-This kind of destructive power is
beyond all belief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